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Riley and Henry Smith</text:p>
      <text:p text:style-name="Standard">Final Project Report: Dominion AI</text:p>
      <text:p text:style-name="Standard"/>
      <text:p text:style-name="Standard"><text:tab/>For our final project, we chose to implement the game Dominion, and then to create an AI to solve it. Our goals and methods changed some during the project, but in the end, we are both pleased with how our project has turned out.</text:p>
      <text:p text:style-name="Standard"/>
      <text:p text:style-name="Standard"><text:tab/>Before we could even get started on the AI, we had to build a working model of Dominion in some language. We chose Java, since we both felt the most comfortable with it. Our basic design was that every card had its own class, but all cards that perform an action share one class, ActionCard, which from there has an identity value that identifies which type of action card it is. GameState simply holds all of the data about the current state of the game and knows how to run the game and ask players to take actions on their turn. Player is an abstract class which is extended by HumanPlayer and AIPlayer. HumanPlayer will relay all decisions to either a GUI or a text interface, while AIPlayer will simply make a decision and return the result. </text:p>
      <text:p text:style-name="Standard"/>
      <text:p text:style-name="Standard"><text:tab/>Our AI works by using what we have been calling “attribute vectors”. We have a list of attributes that can be calculated for a given point in the game such as percentage of games remaining, expected value of next card drawn, etc. Every card has an N-dimensional unit vector, where N is the number of attributes we are using. These vectors define which of these attributes is important to the value of that card. For example, if you had a card where it's very important that it is played at the end and somewhat important that you have some victory cards in your hand, it's vector might be .8 in percentageOfGameLeft .2 in percentageOfVictoryCards, and then 0 in every other attribute. Most cards use more than 2 attributes, though. The vectors for each card are stored in a personality. Our personality is in DefaultPersonality.java, but it would be relatively easy to make more. To get the value of a given card, its vector is fetched from the personality and fed into AttributeVectorEvaluator.evaluateVector, which will give back a number from 0 to 1 for how valuable that card is. </text:p>
      <text:p text:style-name="Standard"/>
      <text:p text:style-name="Standard"><text:tab/>We faced some challenges, but nothing terribly difficult. We had some minor differences at first on how we were wanted to do the design, but neither of us really had a strong enough opinion to want to disagree about it, so we met in the middle and the design seemed to work well. Another small hurdle we faced was when we were designing the AI, mostly because there were so many techniques that we had to choose from. In the end, we knew that we would probably want it to focus around getting a heuristic value either for the gamestate as a whole or for individual cards with respect to a given gamestate. We ended up doing the card evaluation instead of a gamestate evaluation for a number of reasons, but mostly because we were concerned that evaluating gamestates could lead to some deep search trees, which could be very slow. We would hate to get through most of our project only to realize that while it works, it's too slow to play against an AI in real time. </text:p>
      <text:p text:style-name="Standard"/>
      <text:p text:style-name="Standard"><text:tab/>Overall, we are both happy with the outcome of our project, but there are still things that we would have done differently or feel that there is room for improvement. We would have liked to be able to have a slightly better UI, but we didn't want to be spending too large of a percentage of our time on something that only makes the project look better, and doesn't help actually solve the AI problem at hand. We also wanted to implement more personalities, and have the game randomly pick some at the beginning of the game to fill in AI slots instead of them being specified by the player. There wasn't really a reason this wasn't implemented, we simply didn't get to it. We also saw the potential in the attribute vectors to do something with genetic algorithms or hill climbing to try to find the optimal valuations of the cards. This is obviously way beyond the scope of the project we were doing, but it sounds like it could be an interesting way to expand the project. We also see the potential of making <text:soft-page-break/>this whole project into a different sort of game. It could be interesting for two experienced dominion players to be shown how the AI system works, and then make their own valuations of the cards. We could then simulate games using their AI valuations and see whose AI did b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meta:initial-creator>
    <meta:creation-date>2012-07-24T19:16:30</meta:creation-date>
    <dc:date>2012-07-31T11:35:23</dc:date>
    <dc:creator>Henry </dc:creator>
    <meta:editing-duration>PT42M53S</meta:editing-duration>
    <meta:editing-cycles>9</meta:editing-cycles>
    <meta:generator>LibreOffice/3.5$Linux_X86_64 LibreOffice_project/350m1$Build-2</meta:generator>
    <meta:document-statistic meta:table-count="0" meta:image-count="0" meta:object-count="0" meta:page-count="2" meta:paragraph-count="7" meta:word-count="794" meta:character-count="4386" meta:non-whitespace-character-count="3590"/>
  </office:meta>
</office:document-meta>
</file>